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Arial1" svg:font-family="Arial, Helvetica, sans-serif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993cm" fo:margin-left="0cm" table:align="left" style:may-break-between-rows="true" style:writing-mode="lr-tb"/>
    </style:style>
    <style:style style:name="Table1.A" style:family="table-column">
      <style:table-column-properties style:column-width="4.032cm"/>
    </style:style>
    <style:style style:name="Table1.B" style:family="table-column">
      <style:table-column-properties style:column-width="5.484cm"/>
    </style:style>
    <style:style style:name="Table1.C" style:family="table-column">
      <style:table-column-properties style:column-width="4.11cm"/>
    </style:style>
    <style:style style:name="Table1.D" style:family="table-column">
      <style:table-column-properties style:column-width="3.367cm"/>
    </style:style>
    <style:style style:name="Table1.A1" style:family="table-cell">
      <style:table-cell-properties fo:background-color="#ffcc99" fo:padding-left="0.018cm" fo:padding-right="0.018cm" fo:padding-top="0cm" fo:padding-bottom="0cm" fo:border-left="0.75pt solid #808080" fo:border-right="none" fo:border-top="0.75pt solid #808080" fo:border-bottom="0.75pt solid #808080" fo:vertical-align="top">
        <style:background-image/>
      </style:table-cell-properties>
    </style:style>
    <style:style style:name="Table1.D1" style:family="table-cell">
      <style:table-cell-properties fo:background-color="#ffcc99" fo:padding-left="0.018cm" fo:padding-right="0.018cm" fo:padding-top="0cm" fo:padding-bottom="0cm" fo:border="0.75pt solid #808080" fo:vertical-align="top">
        <style:background-image/>
      </style:table-cell-properties>
    </style:style>
    <style:style style:name="Table1.A2" style:family="table-cell">
      <style:table-cell-properties fo:background-color="transparent" fo:padding-left="0.018cm" fo:padding-right="0.018cm" fo:padding-top="0cm" fo:padding-bottom="0cm" fo:border-left="0.75pt solid #808080" fo:border-right="none" fo:border-top="none" fo:border-bottom="0.75pt solid #808080" fo:vertical-align="top">
        <style:background-image/>
      </style:table-cell-properties>
    </style:style>
    <style:style style:name="Table1.D2" style:family="table-cell">
      <style:table-cell-properties fo:background-color="transparent" fo:padding-left="0.018cm" fo:padding-right="0.018cm" fo:padding-top="0cm" fo:padding-bottom="0cm" fo:border-left="0.75pt solid #808080" fo:border-right="0.75pt solid #808080" fo:border-top="none" fo:border-bottom="0.75pt solid #80808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</style:style>
    <style:style style:name="P6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fo:color="#000000" style:font-name="Times New Roman" fo:font-size="10pt" fo:font-weight="bold" fo:background-color="transparent" style:font-name-asian="Times New Roman" style:font-name-complex="Times New Roman"/>
    </style:style>
    <style:style style:name="P9" style:family="paragraph" style:parent-style-name="Standard">
      <style:paragraph-properties fo:margin-left="1cm" fo:margin-right="1cm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margin-left="1cm" fo:margin-right="1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00%" fo:text-align="start" style:justify-single-word="false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margin-left="1.247cm" fo:margin-right="0cm" fo:line-height="100%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P18" style:family="paragraph" style:parent-style-name="Standard">
      <style:paragraph-properties fo:margin-left="1.247cm" fo:margin-right="0cm" fo:margin-top="0cm" fo:margin-bottom="0.499cm" loext:contextual-spacing="false" fo:line-height="100%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P19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fo:background-color="transparent" style:font-name-asian="Times New Roman" style:font-name-complex="Times New Roman"/>
    </style:style>
    <style:style style:name="P20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officeooo:rsid="000bdb44" officeooo:paragraph-rsid="000bdb44" fo:background-color="transparent" style:font-name-asian="Times New Roman" style:font-name-complex="Times New Roman"/>
    </style:style>
    <style:style style:name="P21" style:family="paragraph" style:parent-style-name="Standard">
      <style:paragraph-properties fo:margin-top="0cm" fo:margin-bottom="0.499cm" loext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paragraph-rsid="000cd68d"/>
    </style:style>
    <style:style style:name="T1" style:family="text">
      <style:text-properties style:use-window-font-color="true" style:font-name="Times New Roman" fo:font-size="10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0pt" fo:font-weight="normal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10pt" fo:font-weight="normal" officeooo:rsid="000e06d6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style:font-name="Times New Roman" fo:font-size="12pt" fo:font-weight="normal" officeooo:rsid="000cd68d" fo:background-color="transparent" loext:char-shading-value="0" style:font-name-asian="Times New Roman" style:font-name-complex="Times New Roman"/>
    </style:style>
    <style:style style:name="T6" style:family="text">
      <style:text-properties style:use-window-font-color="true" style:font-name="OpenSymbol" fo:font-size="12pt" fo:font-weight="normal" fo:background-color="transparent" loext:char-shading-value="0" style:font-name-asian="OpenSymbol" style:font-name-complex="OpenSymbol"/>
    </style:style>
    <style:style style:name="T7" style:family="text">
      <style:text-properties fo:color="#000080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fo:color="#000080" style:font-name="Times New Roman" fo:font-size="10pt" style:text-underline-style="solid" style:text-underline-width="auto" style:text-underline-color="font-color" fo:font-weight="normal" officeooo:rsid="000cd68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9" style:family="text">
      <style:text-properties fo:color="#00008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0" style:family="text">
      <style:text-properties fo:color="#8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1" style:family="text">
      <style:text-properties fo:color="#8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 text:display="none"/>
    </style:style>
    <style:style style:name="T12" style:family="text">
      <style:text-properties fo:color="#0000ff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3" style:family="text">
      <style:text-properties fo:color="#333333" style:font-name="Times New Roman" fo:font-size="12pt" fo:font-weight="normal" fo:background-color="transparent" loext:char-shading-value="0" style:font-name-asian="Times New Roman" style:font-name-complex="Times New Roman"/>
    </style:style>
    <style:style style:name="T14" style:family="text">
      <style:text-properties fo:color="#333333" style:font-name="Arial" fo:font-size="8pt" fo:font-weight="normal" fo:background-color="transparent" loext:char-shading-value="0" style:font-name-asian="Arial" style:font-name-complex="Arial"/>
    </style:style>
    <style:style style:name="T15" style:family="text">
      <style:text-properties fo:font-variant="normal" fo:text-transform="none" fo:color="#990000" style:font-name="Arial1" fo:font-size="9pt" fo:letter-spacing="normal" fo:font-style="normal" fo:font-weight="bold"/>
    </style:style>
    <style:style style:name="T16" style:family="text">
      <style:text-properties fo:font-variant="normal" fo:text-transform="none" fo:color="#000000" style:font-name="Arial1" fo:font-size="9pt" fo:letter-spacing="normal" fo:font-style="normal" fo:font-weight="bold"/>
    </style:style>
    <style:style style:name="T17" style:family="text">
      <style:text-properties fo:font-variant="normal" fo:text-transform="none" fo:color="#000000" style:font-name="Arial1" fo:font-size="9pt" fo:letter-spacing="normal" fo:font-style="normal" fo:font-weight="bold" officeooo:rsid="000cd68d"/>
    </style:style>
    <style:style style:name="T18" style:family="text">
      <style:text-properties fo:font-variant="normal" fo:text-transform="none" fo:color="#800000" style:font-name="Times New Roman" fo:font-size="12pt" fo:letter-spacing="normal" fo:font-style="normal" style:text-underline-style="solid" style:text-underline-width="auto" style:text-underline-color="font-color" fo:font-weight="normal" officeooo:rsid="000cd68d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9" style:family="text">
      <style:text-properties officeooo:rsid="000e06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cherche de matériel</text:p>
      <text:p text:style-name="P19">Ce que l'on veut  <text:s text:c="4"/>:</text:p>
      <text:p text:style-name="P2">-Analogique <text:tab/>→ T°  <text:s text:c="4"/>: PT100 <text:s/>→ convertir en tension 0V à 3,3V (résolution sur 12bits) → </text:p>
      <text:p text:style-name="P2">-Numérique <text:s/><text:tab/>→ Vitesse, Anémomètre  <text:s text:c="4"/>: ILS </text:p>
      <text:p text:style-name="P2">-Analogique <text:s/><text:tab/>→ Girouette  <text:s text:c="4"/>: <text:s/>pont de résistence</text:p>
      <text:p text:style-name="P2">-Codeur Incrémental → Pas <text:s/>pour l'instant </text:p>
      <text:p text:style-name="P1"><text:span text:style-name="T1">-Spi<text:tab/><text:tab/>→ exemple à voir  : Baromètre <text:s/>(BMP280 I2C / SPI) </text:span><text:span text:style-name="T2">Produit développé pour Rasberry</text:span></text:p>
      <text:p text:style-name="P4"/>
      <text:p text:style-name="P19">Anémomètre girouette Pro- WSF-10030P - Peet Bros: 110€</text:p>
      <text:p text:style-name="P4"/>
      <text:p text:style-name="P3">Solution 1 : </text:p>
      <text:p text:style-name="P3">-Tout acheter à par.</text:p>
      <text:p text:style-name="P4"/>
      <text:p text:style-name="P3">Solution 2 :</text:p>
      <text:p text:style-name="P1"><text:span text:style-name="T2">-Kit station </text:span><text:span text:style-name="T1">86,51€</text:span><text:span text:style-name="T2"> , <text:s/>composé de 3 capteurs distincts. Un anémomètre, une jauge de pluie et une girouette lesquels sont fixés sur un m</text:span><text:span text:style-name="T3">â</text:span><text:span text:style-name="T2">t. Bénéficiant d'un raccordement via des prises RJ11, les capteurs sont très faciles à  <text:s text:c="2"/>exploiter.   <text:s text:c="2"/>: </text:span></text:p>
      <text:p text:style-name="P1"><text:span text:style-name="T2">Numérique :<text:tab/>-</text:span><text:a xlink:type="simple" xlink:href="http://www.lextronic.fr/P36218-capteur-annomtre.html" text:style-name="Internet_20_link" text:visited-style-name="Visited_20_Internet_20_Link"><text:span text:style-name="T7">Anémomètre</text:span></text:a><text:span text:style-name="T4"> : capteur ILS.</text:span></text:p>
      <text:p text:style-name="P1"><text:span text:style-name="T2">Analogique :<text:tab/>-</text:span><text:a xlink:type="simple" xlink:href="http://www.lextronic.fr/P36219-capteur-girouette.html" text:style-name="Internet_20_link" text:visited-style-name="Visited_20_Internet_20_Link"><text:span text:style-name="T7">Giro</text:span></text:a><text:a xlink:type="simple" xlink:href="http://www.lextronic.fr/P36219-capteur-girouette.html" text:style-name="Internet_20_link" text:visited-style-name="Visited_20_Internet_20_Link"><text:span text:style-name="T8">uett</text:span></text:a><text:a xlink:type="simple" xlink:href="http://www.lextronic.fr/P36219-capteur-girouette.html" text:style-name="Internet_20_link" text:visited-style-name="Visited_20_Internet_20_Link"><text:span text:style-name="T7">e</text:span></text:a><text:span text:style-name="T4"> : réseau de résistance</text:span><text:span text:style-name="T5">s</text:span><text:span text:style-name="T4">.</text:span></text:p>
      <text:p text:style-name="P23"><text:span text:style-name="T2">Numérique :<text:tab/>-</text:span><text:a xlink:type="simple" xlink:href="http://www.lextronic.fr/P36209-capteur-pluviomtre.html" text:style-name="Internet_20_link" text:visited-style-name="Visited_20_Internet_20_Link">Capteur pluviomètre</text:a><text:span text:style-name="T16"> : </text:span><text:span text:style-name="T17">fermeture du constact/0,2794 mm d'eau.</text:span></text:p>
      <text:p text:style-name="P1"><text:span text:style-name="T2">(</text:span><text:a xlink:type="simple" xlink:href="http://www.lextronic.fr/P4452-capteurs-pour-station-mto.html" text:style-name="Internet_20_link" text:visited-style-name="Visited_20_Internet_20_Link"><text:span text:style-name="T12">http://www.lextronic.fr/P4452-capteurs-pour-station-mto.html</text:span></text:a><text:span text:style-name="T4">)</text:span></text:p>
      <text:p text:style-name="P1"><text:span text:style-name="T2">(</text:span><text:a xlink:type="simple" xlink:href="https://www.sparkfun.com/datasheets/Sensors/Weather/Weather%20Sensor%20Assembly..pdf" text:style-name="Internet_20_link" text:visited-style-name="Visited_20_Internet_20_Link"><text:span text:style-name="T12">https://www.sparkfun.com/datasheets/Sensors/Weather/Weather%20Sensor%20Assembly..pdf</text:span></text:a><text:span text:style-name="T4">)</text:span></text:p>
      <text:p text:style-name="P3"><text:tab/></text:p>
      <text:p text:style-name="P6">Option1  <text:s/>: (annulée)</text:p>
      <text:p text:style-name="P5"><text:span text:style-name="T2">-Module "Shield station météo" </text:span><text:span text:style-name="T1">40€</text:span><text:span text:style-name="T4">  <text:s/></text:span><text:span text:style-name="T2">:</text:span><text:span text:style-name="T13"> </text:span><text:span text:style-name="T14">intègre un capteur baromètrique (MPL3115A2), un capteur d'humidité relative (HTU21D), un capteur de luminosite (ALS-PT19) et un capteur de température.</text:span><text:span text:style-name="T4"> </text:span><text:span text:style-name="T2">Module adapté pour branchement Arduino mais facilement réadaptable.</text:span></text:p>
      <text:p text:style-name="P6">-Récupération des infos Anémomètre, Giorscope, Pluviomètre. Connexion RJ11.<text:line-break/>-Humidité et préssion  <text:s/>: communication I2C.<text:line-break/>-Luminosité  <text:s/>: Entrée analogique.</text:p>
      <text:p text:style-name="P5"><text:span text:style-name="T2">(</text:span><text:a xlink:type="simple" xlink:href="http://www.lextronic.fr/P29679-module-shield-station-mto.html" text:style-name="Internet_20_link" text:visited-style-name="Visited_20_Internet_20_Link"><text:span text:style-name="T12">http://www.lextronic.fr/P29679-module-shield-station-mto.html</text:span></text:a><text:span text:style-name="T4">)<text:line-break/>(</text:span><text:a xlink:type="simple" xlink:href="http://dlnmh9ip6v2uc.cloudfront.net/datasheets/Dev/Arduino/Shields/Weather%20Shield.pdf" text:style-name="Internet_20_link" text:visited-style-name="Visited_20_Internet_20_Link"><text:span text:style-name="T12">http://dlnmh9ip6v2uc.cloudfront.net/datasheets/Dev/Arduino/Shields/Weather%20Shield.pdf</text:span></text:a><text:span text:style-name="T4">)</text:span></text:p>
      <text:p text:style-name="P5"><text:span text:style-name="T2"><text:line-break/>Option2:<text:line-break/>-Possibilité de mettre un GPS 40€: Utilité  <text:s/>?? <text:line-break/></text:span><text:a xlink:type="simple" xlink:href="https://www.sparkfun.com/products/13670" text:style-name="Internet_20_link" text:visited-style-name="Visited_20_Internet_20_Link"><text:span text:style-name="T12">https://www.sparkfun.com/products/13670</text:span></text:a></text:p>
      <text:p text:style-name="P7"/>
      <text:p text:style-name="P8">Manque :</text:p>
      <text:p text:style-name="P8">-SPI:</text:p>
      <text:p text:style-name="P7"/>
      <text:p text:style-name="P4"><text:soft-page-break/></text:p>
      <text:p text:style-name="P3"><text:tab/></text:p>
      <text:p text:style-name="P4"/>
      <text:p text:style-name="P4"/>
      <text:p text:style-name="P4"/>
      <text:p text:style-name="P4"/>
      <text:p text:style-name="P13">Fabien, je t’envoie un récapitulatif de l'ensemble des modules et capteurs :<text:line-break/>Pouvant répondre à Thierry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Désignation / Liens</text:p>
          </table:table-cell>
          <table:table-cell table:style-name="Table1.A1" office:value-type="string">
            <text:p text:style-name="P15">Composition</text:p>
          </table:table-cell>
          <table:table-cell table:style-name="Table1.A1" office:value-type="string">
            <text:p text:style-name="P15">Interface</text:p>
          </table:table-cell>
          <table:table-cell table:style-name="Table1.D1" office:value-type="string">
            <text:p text:style-name="P15">Prix </text:p>
          </table:table-cell>
        </table:table-row>
        <table:table-row>
          <table:table-cell table:style-name="Table1.A2" office:value-type="string">
            <text:p text:style-name="P12"><text:a xlink:type="simple" xlink:href="http://www.lextronic.fr/P28572-module-light-click-board.html" text:style-name="Internet_20_link" text:visited-style-name="Visited_20_Internet_20_Link"><text:span text:style-name="T10">Module "Light Click Board"</text:span></text:a><text:span text:style-name="T4"> </text:span></text:p>
            <text:p text:style-name="P14"/>
            <text:p text:style-name="P14">«  Ready to play  »</text:p>
          </table:table-cell>
          <table:table-cell table:style-name="Table1.A2" office:value-type="string">
            <text:p text:style-name="P14">Capteur de luminosité</text:p>
          </table:table-cell>
          <table:table-cell table:style-name="Table1.A2" office:value-type="string">
            <text:p text:style-name="P14">SPI (MISO seulement)</text:p>
          </table:table-cell>
          <table:table-cell table:style-name="Table1.D2" office:value-type="string">
            <text:p text:style-name="P14">20 € TTC</text:p>
          </table:table-cell>
        </table:table-row>
        <table:table-row>
          <table:table-cell table:style-name="Table1.A2" office:value-type="string">
            <text:p text:style-name="P12"><text:a xlink:type="simple" xlink:href="http://fr.farnell.com/analog-devices/adt7301artz-500rl7/capteur-de-temp-13-bits-dgt-sot23/dp/1838912" text:style-name="Internet_20_link" text:visited-style-name="Visited_20_Internet_20_Link"><text:span text:style-name="T9">ADT7301ARTZ-500RL7</text:span></text:a></text:p>
            <text:p text:style-name="P14"/>
            <text:p text:style-name="P14"/>
            <text:p text:style-name="P16">"Nécéssite conception PCB"</text:p>
          </table:table-cell>
          <table:table-cell table:style-name="Table1.A2" office:value-type="string">
            <text:p text:style-name="P21">CI capteur de T° </text:p>
            <text:p text:style-name="P17"><text:span text:style-name="T6">・<text:tab/></text:span><text:span text:style-name="T4">  <text:s/>résolution ~0.03° </text:span></text:p>
            <text:p text:style-name="P18"><text:span text:style-name="T6">・<text:tab/></text:span><text:span text:style-name="T4">-40 °C &lt; T° &lt; +150°C</text:span></text:p>
          </table:table-cell>
          <table:table-cell table:style-name="Table1.A2" office:value-type="string">
            <text:p text:style-name="P14"><text:line-break/>SPI</text:p>
          </table:table-cell>
          <table:table-cell table:style-name="Table1.D2" office:value-type="string">
            <text:p text:style-name="P14"><text:line-break/>3.24 € HT</text:p>
          </table:table-cell>
        </table:table-row>
        <table:table-row>
          <table:table-cell table:style-name="Table1.A2" office:value-type="string">
            <text:p text:style-name="P12"><text:a xlink:type="simple" xlink:href="https://www.generationrobots.com/fr/402249-capteur-de-pression-humidité-et-de-temperature-adafruit-bme280.html" text:style-name="Internet_20_link" text:visited-style-name="Visited_20_Internet_20_Link"><text:span text:style-name="T9">BME280 Bosch Adafruit</text:span></text:a></text:p>
            <text:p text:style-name="P14"/>
            <text:p text:style-name="P14"/>
            <text:p text:style-name="P14"/>
            <text:p text:style-name="P14"/>
            <text:p text:style-name="P16">"Top"</text:p>
          </table:table-cell>
          <table:table-cell table:style-name="Table1.A2" office:value-type="string">
            <text:p text:style-name="P21">Module :</text:p>
            <text:p text:style-name="P17"><text:span text:style-name="T6">・<text:tab/></text:span><text:span text:style-name="T4">  <text:s/>T° -40 ... +85 °C </text:span></text:p>
            <text:p text:style-name="P17"><text:span text:style-name="T6">・<text:tab/></text:span><text:span text:style-name="T4">  <text:s/>humidité 0 ... 100 %</text:span></text:p>
            <text:p text:style-name="P18"><text:span text:style-name="T6">・<text:tab/></text:span><text:span text:style-name="T4">Pression 300 ... 1100 hPa (1,1 bar)</text:span></text:p>
          </table:table-cell>
          <table:table-cell table:style-name="Table1.A2" office:value-type="string">
            <text:p text:style-name="P14"><text:line-break/><text:line-break/>SPI / I2C</text:p>
          </table:table-cell>
          <table:table-cell table:style-name="Table1.D2" office:value-type="string">
            <text:p text:style-name="P22"/>
            <text:p text:style-name="P13">24.50 € Génération Robots<text:line-break/>24,00 € SnootLab</text:p>
          </table:table-cell>
        </table:table-row>
        <table:table-row>
          <table:table-cell table:style-name="Table1.A2" office:value-type="string">
            <text:p text:style-name="P11"><text:a xlink:type="simple" xlink:href="http://www.lextronic.fr/P4452-capteurs-pour-station-mto.html" text:style-name="Internet_20_link" text:visited-style-name="Visited_20_Internet_20_Link"><text:span text:style-name="T9">Weather Senser Assembly p/n 80422</text:span></text:a></text:p>
          </table:table-cell>
          <table:table-cell table:style-name="Table1.A2" office:value-type="string">
            <text:p text:style-name="P21">Station météo :</text:p>
            <text:p text:style-name="P17"><text:span text:style-name="T6">・<text:tab/></text:span><text:span text:style-name="T4">pluviomètre (numéric)</text:span></text:p>
            <text:p text:style-name="P17"><text:span text:style-name="T6">・<text:tab/></text:span><text:span text:style-name="T4">Anémomètre(numéric)</text:span></text:p>
            <text:p text:style-name="P18"><text:span text:style-name="T6">・<text:tab/></text:span><text:span text:style-name="T4">Girouette <text:s text:c="4"/>(analog)</text:span></text:p>
          </table:table-cell>
          <table:table-cell table:style-name="Table1.A2" office:value-type="string">
            <text:p text:style-name="P21">Respectivement :</text:p>
            <text:p text:style-name="P17"><text:span text:style-name="T6">・<text:tab/></text:span><text:span text:style-name="T4">contact chaque 0.2794 mm d'eau </text:span></text:p>
            <text:p text:style-name="P17"><text:span text:style-name="T6">・<text:tab/></text:span><text:span text:style-name="T4">1 contact / sec pour V = 24 km/h </text:span></text:p>
            <text:p text:style-name="P18"><text:span text:style-name="T6">・<text:tab/></text:span><text:span text:style-name="T4">U = f(position)</text:span></text:p>
          </table:table-cell>
          <table:table-cell table:style-name="Table1.D2" office:value-type="string">
            <text:p text:style-name="P14"><text:line-break/>86, 51 € Lextronic</text:p>
          </table:table-cell>
        </table:table-row>
      </table:table>
      <text:p text:style-name="P4"><text:line-break/>Regarde, et on en reparle Mardi si tu veux...<text:line-break/><text:line-break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/>
      <text:p text:style-name="P10"/>
      <text:p text:style-name="P1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Arial1" svg:font-family="Arial, Helvetica, sans-serif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09:04:18.151072579</dc:date>
    <meta:editing-duration>PT36M49S</meta:editing-duration>
    <meta:editing-cycles>2</meta:editing-cycles>
    <meta:generator>LibreOffice/4.3.3.2$Linux_ARM_EABI LibreOffice_project/430m0$Build-2</meta:generator>
    <meta:document-statistic meta:table-count="1" meta:image-count="0" meta:object-count="0" meta:page-count="3" meta:paragraph-count="62" meta:word-count="360" meta:character-count="2531" meta:non-whitespace-character-count="2143"/>
  </office:meta>
</office:document-meta>
</file>